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none" svg:stroke-width="0.1cm" draw:marker-start-width="0.35cm" draw:marker-end-width="0.35cm" draw:fill="none" fo:min-height="1.176cm"/>
    </style:style>
    <style:style style:name="gr4" style:family="graphic" style:parent-style-name="objectwithoutfill">
      <style:graphic-properties draw:stroke="none" svg:stroke-width="0.1cm" draw:marker-start-width="0.35cm" draw:marker-end-width="0.35cm" draw:fill="none" fo:min-height="1.175cm"/>
    </style:style>
    <style:style style:name="gr5" style:family="graphic" style:parent-style-name="objectwithoutfill">
      <style:graphic-properties draw:stroke="none" svg:stroke-width="0.1cm" draw:marker-start-width="0.35cm" draw:marker-end-width="0.35cm" draw:fill="none" fo:min-height="1.17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2" draw:id="id2" draw:layer="layout" svg:width="3.457cm" svg:height="3.402cm" svg:x="2.031cm" svg:y="7.625cm">
          <text:p text:style-name="P1">1</text:p>
        </draw:ellipse>
        <draw:ellipse draw:style-name="gr1" draw:text-style-name="P1" xml:id="id4" draw:id="id4" draw:layer="layout" svg:width="3.458cm" svg:height="3.402cm" svg:x="9.261cm" svg:y="7.625cm">
          <text:p text:style-name="P1">2</text:p>
        </draw:ellipse>
        <draw:ellipse draw:style-name="gr1" draw:text-style-name="P1" xml:id="id3" draw:id="id3" draw:layer="layout" svg:width="3.457cm" svg:height="3.402cm" svg:x="16.805cm" svg:y="7.625cm">
          <text:p text:style-name="P1">3</text:p>
        </draw:ellipse>
        <draw:ellipse draw:style-name="gr1" draw:text-style-name="P1" xml:id="id1" draw:id="id1" draw:layer="layout" svg:width="3.457cm" svg:height="3.402cm" svg:x="24.35cm" svg:y="7.625cm">
          <text:p text:style-name="P1">4</text:p>
        </draw:ellipse>
        <draw:connector draw:style-name="gr2" draw:text-style-name="P1" draw:layer="layout" draw:type="curve" draw:line-skew="-2.974cm" svg:x1="26.078cm" svg:y1="7.625cm" svg:x2="3.759cm" svg:y2="7.625cm" draw:start-shape="id1" draw:start-glue-point="0" draw:end-shape="id2" svg:d="m26078 7625c0-5286-22319-5286-22319 0">
          <text:p/>
        </draw:connector>
        <draw:connector draw:style-name="gr2" draw:text-style-name="P1" draw:layer="layout" draw:type="curve" draw:line-skew="-1.574cm" svg:x1="18.533cm" svg:y1="7.625cm" svg:x2="3.759cm" svg:y2="7.625cm" draw:start-shape="id3" draw:start-glue-point="0" draw:end-shape="id2" svg:d="m18533 7625c0-3186-14774-3186-14774 0">
          <text:p/>
        </draw:connector>
        <draw:connector draw:style-name="gr2" draw:text-style-name="P1" draw:layer="layout" draw:type="curve" svg:x1="10.99cm" svg:y1="7.625cm" svg:x2="3.759cm" svg:y2="7.625cm" draw:start-shape="id4" draw:start-glue-point="0" draw:end-shape="id2" svg:d="m10990 7625c0-825-7231-825-7231 0">
          <text:p/>
        </draw:connector>
        <draw:connector draw:style-name="gr2" draw:text-style-name="P1" draw:layer="layout" draw:type="curve" svg:x1="5.488cm" svg:y1="9.326cm" svg:x2="9.261cm" svg:y2="9.326cm" draw:start-shape="id2" draw:start-glue-point="1" draw:end-shape="id4" draw:end-glue-point="3" svg:d="m5488 9326h3773">
          <text:p/>
        </draw:connector>
        <draw:connector draw:style-name="gr2" draw:text-style-name="P1" draw:layer="layout" draw:type="curve" svg:x1="12.719cm" svg:y1="9.326cm" svg:x2="16.805cm" svg:y2="9.326cm" draw:start-shape="id4" draw:start-glue-point="1" draw:end-shape="id3" draw:end-glue-point="3" svg:d="m12719 9326h4086">
          <text:p/>
        </draw:connector>
        <draw:connector draw:style-name="gr2" draw:text-style-name="P1" draw:layer="layout" draw:type="curve" svg:x1="20.262cm" svg:y1="9.326cm" svg:x2="24.35cm" svg:y2="9.326cm" draw:start-shape="id3" draw:start-glue-point="1" draw:end-shape="id1" draw:end-glue-point="3" svg:d="m20262 9326h4088">
          <text:p/>
        </draw:connector>
        <draw:connector draw:style-name="gr2" draw:text-style-name="P1" draw:layer="layout" draw:type="curve" svg:x1="3.759cm" svg:y1="11.027cm" svg:x2="2.031cm" svg:y2="9.326cm" draw:start-shape="id2" draw:start-glue-point="2" draw:end-shape="id2" draw:end-glue-point="3" svg:d="m3759 11027c0 825-1140 687-1778 56s-775-1757 50-1757">
          <text:p/>
        </draw:connector>
        <draw:connector draw:style-name="gr2" draw:text-style-name="P1" draw:layer="layout" draw:type="curve" svg:x1="26.078cm" svg:y1="11.027cm" svg:x2="27.807cm" svg:y2="9.326cm" draw:start-shape="id1" draw:start-glue-point="2" draw:end-shape="id1" draw:end-glue-point="1" svg:d="m26078 11027c0 825 1140 687 1778 56s776-1757-49-1757">
          <text:p/>
        </draw:connector>
        <draw:frame draw:style-name="gr3" draw:text-style-name="P1" draw:layer="layout" svg:width="2.007cm" svg:height="1.426cm" svg:x="5.839cm" svg:y="8.269cm">
          <draw:text-box>
            <text:p text:style-name="P1">P1</text:p>
          </draw:text-box>
        </draw:frame>
        <draw:frame draw:style-name="gr3" draw:text-style-name="P1" draw:layer="layout" svg:width="2.008cm" svg:height="1.426cm" svg:x="13.347cm" svg:y="8.216cm">
          <draw:text-box>
            <text:p text:style-name="P1">P2</text:p>
          </draw:text-box>
        </draw:frame>
        <draw:frame draw:style-name="gr3" draw:text-style-name="P1" draw:layer="layout" svg:width="2.007cm" svg:height="1.426cm" svg:x="20.928cm" svg:y="8.216cm">
          <draw:text-box>
            <text:p text:style-name="P1">P3</text:p>
          </draw:text-box>
        </draw:frame>
        <draw:frame draw:style-name="gr3" draw:text-style-name="P1" draw:layer="layout" svg:width="1.953cm" svg:height="1.426cm" svg:x="14.852cm" svg:y="2.5cm">
          <draw:text-box>
            <text:p text:style-name="P1">F4</text:p>
          </draw:text-box>
        </draw:frame>
        <draw:frame draw:style-name="gr3" draw:text-style-name="P1" draw:layer="layout" svg:width="1.954cm" svg:height="1.426cm" svg:x="10.926cm" svg:y="4.168cm">
          <draw:text-box>
            <text:p text:style-name="P1">F3</text:p>
          </draw:text-box>
        </draw:frame>
        <draw:frame draw:style-name="gr4" draw:text-style-name="P1" draw:layer="layout" svg:width="1.954cm" svg:height="1.425cm" svg:x="6.993cm" svg:y="6.007cm">
          <draw:text-box>
            <text:p text:style-name="P1">F2</text:p>
          </draw:text-box>
        </draw:frame>
        <draw:frame draw:style-name="gr5" draw:text-style-name="P1" draw:layer="layout" svg:width="1.954cm" svg:height="1.427cm" svg:x="0cm" svg:y="10.77cm">
          <draw:text-box>
            <text:p text:style-name="P1">F1</text:p>
          </draw:text-box>
        </draw:frame>
        <draw:frame draw:style-name="gr3" draw:text-style-name="P1" draw:layer="layout" svg:width="2.007cm" svg:height="1.426cm" svg:x="27.493cm" svg:y="11.174cm">
          <draw:text-box>
            <text:p text:style-name="P1">P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55cm" fo:margin-left="1cm" fo:margin-right="1cm" fo:page-width="29.693cm" fo:page-height="14.5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5T14:19:04.96</meta:creation-date>
    <dc:date>2014-04-28T10:51:37</dc:date>
    <meta:editing-duration>PT17M12S</meta:editing-duration>
    <meta:editing-cycles>4</meta:editing-cycles>
    <meta:generator>OpenOffice/4.0.1$Unix OpenOffice.org_project/401m5$Build-9714</meta:generator>
    <dc:creator>Koen van Benthem</dc:creator>
    <meta:document-statistic meta:object-count="20"/>
  </office:meta>
</office:document-meta>
</file>